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3a754" officeooo:paragraph-rsid="0003a754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officeooo:rsid="0003a75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u input: “</text:span>Quero um resumo sobre o algoritmo de produção de regras de associação FP-Growth (Frequent Pattern Growth).”.</text:p>
      <text:p text:style-name="P1"/>
      <text:p text:style-name="P3">IA utilizada: DeepSeek.</text:p>
      <text:p text:style-name="P3">Output:</text:p>
      <text:p text:style-name="P2">Read 9 web pages</text:p>
      <text:p text:style-name="P4">Claro! Aqui está um resumo sobre o algoritmo FP-Growth, explicando seus principais conceitos, funcionamento, vantagens e desvantagens.</text:p>
      <text:h text:style-name="Heading_20_3" text:outline-level="3">O que é o Algoritmo FP-Growth?</text:h>
      <text:p text:style-name="P4">O FP-Growth (Frequent Pattern Growth) é um algoritmo popular e eficiente para mineração de regras de associação, assim como o Apriori que você já estudou. Ele foi proposto por Han et al. no ano 2000 como uma alternativa mais rápida e escalável para encontrar padrões frequentes em grandes bases de dados .</text:p>
      <text:h text:style-name="Heading_20_3" text:outline-level="3">Principais Conceitos e Estrutura</text:h>
      <text:p text:style-name="P4">A grande inovação do FP-Growth é o uso de uma estrutura de dados chamada <text:span text:style-name="Strong_20_Emphasis">FP-tree (Frequent Pattern Tree)</text:span>. Esta árvore permite comprimir a base de dados original, armazenando as informações de forma compacta na memória do computador . A FP-tree mantém as associações entre os itens, sendo uma representação fiel do conjunto de transações original, mas em um formato muito mais fácil de ser processado .</text:p>
      <text:h text:style-name="Heading_20_3" text:outline-level="3">Como Funciona: Os 2 Passos Fundamentais</text:h>
      <text:p text:style-name="P4">O algoritmo pode ser dividido em duas etapas principais :</text:p>
      <text:list text:style-name="L1">
        <text:list-item>
          <text:p text:style-name="P5"><text:span text:style-name="Strong_20_Emphasis">Construção da FP-tree</text:span>: O algoritmo faz a primeira varredura no banco de dados para encontrar os itens frequentes (que atingem um suporte mínimo definido) e os ordena de forma decrescente por frequência. Em uma segunda varredura, ele lê cada transação, ordena seus itens conforme a lista de frequência e os insere na FP-tree, criando um caminho na árvore para cada transação. Nós que representam o mesmo item em diferentes transações são conectados por links, e uma tabela de cabeçalho (header table) guarda a referência para o primeiro nó de cada item .</text:p>
        </text:list-item>
        <text:list-item>
          <text:p text:style-name="P5"><text:span text:style-name="Strong_20_Emphasis">Mineração da Árvore</text:span>: Com a FP-tree construída, o algoritmo inicia o processo de mineração. Para cada item frequente, ele constrói sua "base de padrões condicional" (que são os caminhos na árvore que terminam naquele item) e, a partir dela, constrói uma nova FP-tree condicional. O processo então se repete recursivamente, minerando essa sub-árvore para encontrar itens que co-ocorrem com o item inicial, até que não seja mais possível encontrar combinações. É uma estratégia de dividir para conquistar .</text:p>
        </text:list-item>
      </text:list>
      <text:h text:style-name="Heading_20_3" text:outline-level="3">Vantagens em Relação ao Apriori</text:h>
      <text:p text:style-name="P4">A principal motivação para a criação do FP-Growth foi superar as limitações do algoritmo Apriori . Suas vantagens são claras :</text:p>
      <text:list text:style-name="L2">
        <text:list-item>
          <text:p text:style-name="P6"><text:soft-page-break/><text:span text:style-name="Strong_20_Emphasis">Elimina a Geração de Candidatos:</text:span> Diferente do Apriori, que gera e testa uma enorme quantidade de conjuntos de itens candidatos, o FP-Growth constrói a árvore e extrai os padrões diretamente dela, o que acelera drasticamente o processo .</text:p>
        </text:list-item>
        <text:list-item>
          <text:p text:style-name="P6"><text:span text:style-name="Strong_20_Emphasis">Menos Varreduras no Banco de Dados:</text:span> Enquanto o Apriori pode precisar escanear a base de dados dezenas de vezes, o FP-Growth geralmente precisa de apenas duas varreduras completas para construir sua árvore .</text:p>
        </text:list-item>
        <text:list-item>
          <text:p text:style-name="P6"><text:span text:style-name="Strong_20_Emphasis">Alta Performance:</text:span> Por esses motivos, o FP-Growth é reconhecidamente mais rápido e eficiente para lidar com <text:span text:style-name="Strong_20_Emphasis">grandes volumes de dados</text:span>, sendo a escolha preferida em cenários do mundo real, como em e-commerces .</text:p>
        </text:list-item>
      </text:list>
      <text:h text:style-name="Heading_20_3" text:outline-level="3">Desvantagens</text:h>
      <text:p text:style-name="P4">Apesar de sua eficiência, o FP-Growth não é perfeito e possui algumas limitações :</text:p>
      <text:list text:style-name="L3">
        <text:list-item>
          <text:p text:style-name="P7"><text:span text:style-name="Strong_20_Emphasis">Consumo de Memória:</text:span> Para bases de dados extremamente grandes ou com muitos itens diferentes, a construção da FP-tree pode consumir uma quantidade significativa de memória RAM, o que pode se tornar um gargalo.</text:p>
        </text:list-item>
        <text:list-item>
          <text:p text:style-name="P7"><text:span text:style-name="Strong_20_Emphasis">Complexidade de Implementação:</text:span> Sua implementação é mais complexa do que a do Apriori, que é um algoritmo mais simples e didático.</text:p>
        </text:list-item>
      </text:list>
      <text:h text:style-name="Heading_20_3" text:outline-level="3">Aplicações no Mundo Real</text:h>
      <text:p text:style-name="P4">O FP-Growth é amplamente utilizado em diversas áreas, sempre que o objetivo é encontrar padrões de co-ocorrência, como :</text:p>
      <text:list text:style-name="L4">
        <text:list-item>
          <text:p text:style-name="P9"><text:span text:style-name="Strong_20_Emphasis">Análise de Cestas de Compras (Market Basket Analysis):</text:span> Para descobrir quais produtos são frequentemente comprados juntos e embasar estratégias de recomendação e cross-selling .</text:p>
        </text:list-item>
        <text:list-item>
          <text:p text:style-name="P8"><text:span text:style-name="Strong_20_Emphasis">Bioinformática:</text:span> Para encontrar sequências de genes que aparecem juntas.</text:p>
        </text:list-item>
        <text:list-item>
          <text:p text:style-name="P8"><text:span text:style-name="Strong_20_Emphasis">Análise de Dados de Rede:</text:span> Para identificar padrões de acesso ou comportamento de usuários.</text:p>
        </text:list-item>
      </text:list>
      <text:p text:style-name="Text_20_body">Em resumo, o FP-Growth é uma evolução fundamental no campo da mineração de dados, oferecendo uma maneira muito mais rápida e escalável de descobrir associações, especialmente quando lidamos com os grandes volumes de dados comuns atualment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20:32:42.196322427</meta:creation-date>
    <dc:date>2026-03-18T20:33:35.830428978</dc:date>
    <meta:editing-duration>PT54S</meta:editing-duration>
    <meta:editing-cycles>1</meta:editing-cycles>
    <meta:document-statistic meta:table-count="0" meta:image-count="0" meta:object-count="0" meta:page-count="2" meta:paragraph-count="28" meta:word-count="672" meta:character-count="4190" meta:non-whitespace-character-count="3556"/>
    <meta:generator>LibreOffice/24.2.7.2$Linux_X86_64 LibreOffice_project/420$Build-2</meta:generator>
  </office:meta>
</office:document-meta>
</file>